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98cm" style:rel-column-width="8859*"/>
    </style:style>
    <style:style style:name="Table1.B" style:family="table-column">
      <style:table-column-properties style:column-width="2.106cm" style:rel-column-width="8118*"/>
    </style:style>
    <style:style style:name="Table1.C" style:family="table-column">
      <style:table-column-properties style:column-width="2.697cm" style:rel-column-width="10396*"/>
    </style:style>
    <style:style style:name="Table1.D" style:family="table-column">
      <style:table-column-properties style:column-width="9.899cm" style:rel-column-width="38162*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b272" officeooo:paragraph-rsid="001db27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27210b" officeooo:paragraph-rsid="0027210b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7210b" officeooo:paragraph-rsid="0027210b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02bb6f7" officeooo:paragraph-rsid="002bb6f7"/>
    </style:style>
    <style:style style:name="P6" style:family="paragraph" style:parent-style-name="Table_20_Contents">
      <style:paragraph-properties fo:text-align="justify" style:justify-single-word="false"/>
      <style:text-properties officeooo:rsid="002da993" officeooo:paragraph-rsid="002da993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db272" officeooo:paragraph-rsid="0027210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61671" officeooo:paragraph-rsid="00261671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69340" officeooo:paragraph-rsid="0026934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b2275" officeooo:paragraph-rsid="002b2275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38d828" officeooo:paragraph-rsid="002b2275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8d828" officeooo:paragraph-rsid="002da993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bb6f7" officeooo:paragraph-rsid="002bb6f7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145db" officeooo:paragraph-rsid="002145db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7210b" officeooo:paragraph-rsid="0027210b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e5e29" officeooo:paragraph-rsid="002e5e29"/>
    </style:style>
    <style:style style:name="T1" style:family="text">
      <style:text-properties fo:font-weight="bold" officeooo:rsid="00206b1c" style:font-weight-asian="bold" style:font-weight-complex="bold"/>
    </style:style>
    <style:style style:name="T2" style:family="text">
      <style:text-properties officeooo:rsid="00261671"/>
    </style:style>
    <style:style style:name="T3" style:family="text">
      <style:text-properties officeooo:rsid="00206b1c"/>
    </style:style>
    <style:style style:name="T4" style:family="text">
      <style:text-properties officeooo:rsid="0028d127"/>
    </style:style>
    <style:style style:name="T5" style:family="text">
      <style:text-properties officeooo:rsid="002b2275"/>
    </style:style>
    <style:style style:name="T6" style:family="text">
      <style:text-properties officeooo:rsid="0038d828"/>
    </style:style>
    <style:style style:name="T7" style:family="text">
      <style:text-properties officeooo:rsid="002bbc8f"/>
    </style:style>
    <style:style style:name="T8" style:family="text">
      <style:text-properties officeooo:rsid="002da9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: <text:span text:style-name="T2">Avaliar <text:s/>Candidatos</text:span></text:p>
      <text:p text:style-name="P1"/>
      <text:list xml:id="list8658310366548766848" text:style-name="L1">
        <text:list-item>
          <text:p text:style-name="P7">Nome</text:p>
          <text:p text:style-name="P9">A<text:span text:style-name="T4">valiar Candidatos.</text:span></text:p>
          <text:p text:style-name="P9"/>
        </text:list-item>
        <text:list-item>
          <text:p text:style-name="P7">Identificador</text:p>
          <text:p text:style-name="P10">CSU0<text:span text:style-name="T2">5</text:span>.</text:p>
          <text:p text:style-name="P10"/>
        </text:list-item>
        <text:list-item>
          <text:p text:style-name="P7">Importância</text:p>
          <text:p text:style-name="P9">Este caso de uso é importante tenho em vista que é na execução do mesmo, que os candidatos aprovados são <text:span text:style-name="T5">definidos</text:span>. Considerando a simplicidade da operação, este caso de uso pode ser classificado como de <text:span text:style-name="T1">Risco baixo e prioridade alta</text:span><text:span text:style-name="T3">.</text:span></text:p>
          <text:p text:style-name="P9"/>
        </text:list-item>
        <text:list-item>
          <text:p text:style-name="P7">Sumário</text:p>
          <text:p text:style-name="P10"><text:span text:style-name="T2">O ator solicita ao sistema para avaliar as inscrições conforme os critérios de classificação</text:span>.</text:p>
          <text:p text:style-name="P10"/>
        </text:list-item>
        <text:list-item>
          <text:p text:style-name="P7">Ator Primário</text:p>
          <text:p text:style-name="P9">Analista de RH.</text:p>
          <text:p text:style-name="P9"/>
        </text:list-item>
        <text:list-item>
          <text:p text:style-name="P7">Pré-condições</text:p>
          <text:p text:style-name="P9">Não existirem inscrições pendentes de entrevista, para um dado processo seletivo.</text:p>
          <text:p text:style-name="P9"/>
        </text:list-item>
        <text:list-item>
          <text:p text:style-name="P7">Fluxo Principal</text:p>
          <text:list>
            <text:list-item>
              <text:p text:style-name="P11"><text:span text:style-name="T5">Na página inicial [</text:span><text:a xlink:type="simple" xlink:href="../prototipos/paginaInicio.html.png" text:style-name="Internet_20_link" text:visited-style-name="Visited_20_Internet_20_Link"><text:span text:style-name="T5">paginaInicio.html</text:span></text:a><text:span text:style-name="T5">], o</text:span> ator <text:span text:style-name="T5">clica sobre o link “avaliar candidatos”</text:span>;</text:p>
            </text:list-item>
            <text:list-item>
              <text:p text:style-name="P12">O sistema abre a página de avaliação de candidatos <text:bookmark-start text:name="__DdeLink__734_99500611"/><text:span text:style-name="T8">[</text:span><text:a xlink:type="simple" xlink:href="../prototipos/avaliarCandidatos.html.png" text:style-name="Internet_20_link" text:visited-style-name="Visited_20_Internet_20_Link"><text:span text:style-name="T8">avaliarCandidatos.html</text:span></text:a><text:span text:style-name="T8">]</text:span><text:bookmark-end text:name="__DdeLink__734_99500611"/>;</text:p>
            </text:list-item>
            <text:list-item>
              <text:p text:style-name="P12">Nesta página, <text:span text:style-name="T6">o ator informa o nome da empresa oferecedora das vagas e clica no botão disposto imediatamente após o campo nome;</text:span></text:p>
              <text:list>
                <text:list-item>
                  <text:p text:style-name="P13">O sistema abre a página de consulta de processos seletivos <text:span text:style-name="T8">[</text:span><text:a xlink:type="simple" xlink:href="../prototipos/consultarProcessoSeletivo.html.png" text:style-name="Internet_20_link" text:visited-style-name="Visited_20_Internet_20_Link"><text:span text:style-name="T8">consultarProcessoSeletivo.html</text:span></text:a><text:span text:style-name="T8">]</text:span>, que contém uma grid que já vem preenchida com os dados dos processos seletivos que estão em andamento;</text:p>
                </text:list-item>
                <text:list-item>
                  <text:p text:style-name="P13">O ator seleciona o processo seletivo para o qual deseja <text:span text:style-name="T5">avaliar os candidatos</text:span> <text:bookmark-start text:name="__DdeLink__1081_1707243816"/>(clicando no radiobutton disposto na última coluna da grid e sobre o botão selecionar);<text:bookmark-end text:name="__DdeLink__1081_1707243816"/></text:p>
                </text:list-item>
              </text:list>
            </text:list-item>
            <text:list-item>
              <text:p text:style-name="P14">O sistema retorna à página de <text:span text:style-name="T5">avaliação de candidatos [[</text:span><text:a xlink:type="simple" xlink:href="../prototipos/avaliarCandidatos.html.png" text:style-name="Internet_20_link" text:visited-style-name="Visited_20_Internet_20_Link"><text:span text:style-name="T5">avaliarCandidatos.html</text:span></text:a><text:span text:style-name="T5">]], preenchendo o nome do processo seletivo</text:span>;</text:p>
            </text:list-item>
            <text:list-item>
              <text:p text:style-name="P15">O ator clica sobre o botão “Avaliar”</text:p>
            </text:list-item>
            <text:list-item>
              <text:p text:style-name="P11">Por cargo:</text:p>
              <text:list>
                <text:list-item>
                  <text:p text:style-name="P11">O sistema consulta a quantidade de vagas disponíveis;</text:p>
                </text:list-item>
                <text:list-item>
                  <text:p text:style-name="P11">Consulta e classifica as entrevistas de acordo com as notas obtidas pelos candidatos, obedecendo a regra de negócio <text:a xlink:type="simple" xlink:href="../regras-de-negocio.odt" text:style-name="Internet_20_link" text:visited-style-name="Visited_20_Internet_20_Link">RN08</text:a> para decisão em caso de empate entre candidatos.</text:p>
                </text:list-item>
                <text:list-item>
                  <text:p text:style-name="P11"><text:span text:style-name="T7">Enquanto a quantidade de aprovados não for maior que a quantidade de vagas oferecidas, o sistema a</text:span>ltera a situação das inscrições dos candidatos aprovados para “APROVADA_<text:span text:style-name="T7">CONVOCADA</text:span>”. <text:span text:style-name="T7">A partir do momento em que a quantidade de aprovados superar a quantidade de vagas, o sistema altera a situação da inscrição para “APROVADA”</text:span>;</text:p>
                </text:list-item>
                <text:list-item>
                  <text:p text:style-name="P11"><text:span text:style-name="T8">Abre uma janela “</text:span><text:a xlink:type="simple" xlink:href="../prototipos/msg14.html.png" text:style-name="Internet_20_link" text:visited-style-name="Visited_20_Internet_20_Link"><text:span text:style-name="T8">pop-up</text:span></text:a><text:span text:style-name="T8">” com a </text:span>mensagem “Msg1<text:span text:style-name="T8">4</text:span>”, informando que a aprovação de candidatos foi bem sucedida;</text:p>
                </text:list-item>
                <text:list-item>
                  <text:p text:style-name="P11">Encerra o caso de uso.</text:p>
                </text:list-item>
              </text:list>
            </text:list-item>
          </text:list>
          <text:p text:style-name="P10"/>
        </text:list-item>
        <text:list-item>
          <text:p text:style-name="P7">Fluxos Alternativos</text:p>
          <text:p text:style-name="P16"><text:soft-page-break/></text:p>
        </text:list-item>
        <text:list-item>
          <text:p text:style-name="P7">Fluxos de Exceção</text:p>
          <text:p text:style-name="P17"/>
        </text:list-item>
        <text:list-item>
          <text:p text:style-name="P7">Pós-condições</text:p>
          <text:p text:style-name="P15">Os candidatos foram avaliados corretamente.</text:p>
          <text:p text:style-name="P17"/>
        </text:list-item>
        <text:list-item>
          <text:p text:style-name="P8">Regras de Negócio</text:p>
          <text:list>
            <text:list-header>
              <text:p text:style-name="P18"><text:a xlink:type="simple" xlink:href="../regras-de-negocio.odt" text:style-name="Internet_20_link" text:visited-style-name="Visited_20_Internet_20_Link">RN08</text:a>;</text:p>
              <text:p text:style-name="P8"/>
            </text:list-header>
          </text:list>
        </text:list-item>
        <text:list-item>
          <text:p text:style-name="P7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Usuário</text:p>
          </table:table-cell>
          <table:table-cell table:style-name="Table1.D1" office:value-type="string">
            <text:p text:style-name="P4">Descrição</text:p>
          </table:table-cell>
        </table:table-row>
        <table:table-row>
          <table:table-cell table:style-name="Table1.A4" office:value-type="string">
            <text:p text:style-name="P3">19/06/2016</text:p>
          </table:table-cell>
          <table:table-cell table:style-name="Table1.B4" office:value-type="string">
            <text:p text:style-name="P3">1.0</text:p>
          </table:table-cell>
          <table:table-cell table:style-name="Table1.C4" office:value-type="string">
            <text:p text:style-name="P3">Gilmar-fa</text:p>
          </table:table-cell>
          <table:table-cell table:style-name="Table1.D4" office:value-type="string">
            <text:p text:style-name="P3">Criação do documento.</text:p>
          </table:table-cell>
        </table:table-row>
        <table:table-row>
          <table:table-cell table:style-name="Table1.A4" office:value-type="string">
            <text:p text:style-name="P5">21/06/0216</text:p>
          </table:table-cell>
          <table:table-cell table:style-name="Table1.B4" office:value-type="string">
            <text:p text:style-name="P5">1.1</text:p>
          </table:table-cell>
          <table:table-cell table:style-name="Table1.C4" office:value-type="string">
            <text:p text:style-name="P5">Gilmar-fa</text:p>
          </table:table-cell>
          <table:table-cell table:style-name="Table1.D4" office:value-type="string">
            <text:p text:style-name="P5">Atualização do documento.</text:p>
          </table:table-cell>
        </table:table-row>
        <table:table-row>
          <table:table-cell table:style-name="Table1.A4" office:value-type="string">
            <text:p text:style-name="P6">22/06/2016</text:p>
          </table:table-cell>
          <table:table-cell table:style-name="Table1.B4" office:value-type="string">
            <text:p text:style-name="P6">1.2</text:p>
          </table:table-cell>
          <table:table-cell table:style-name="Table1.C4" office:value-type="string">
            <text:p text:style-name="P6">Gilmar-fa</text:p>
          </table:table-cell>
          <table:table-cell table:style-name="Table1.D4" office:value-type="string">
            <text:p text:style-name="P6">Criação de links entre documentos.</text:p>
          </table:table-cell>
        </table:table-row>
      </table:table>
      <text:list xml:id="list111013054737404" text:continue-numbering="true" text:style-name="L1">
        <text:list-header>
          <text:p text:style-name="P17"/>
        </text:list-header>
        <text:list-item>
          <text:p text:style-name="P7">Notas de Implementação</text:p>
          <text:p text:style-name="P17"/>
        </text:list-item>
        <text:list-item>
          <text:p text:style-name="P17">Documentação Auxiliar</text:p>
          <text:list>
            <text:list-item>
              <text:p text:style-name="P19"><text:a xlink:type="simple" xlink:href="../imagens-uml/uc-avaliar-candidato.png" text:style-name="Internet_20_link" text:visited-style-name="Visited_20_Internet_20_Link">Diagrama de casos de uso</text:a>;</text:p>
            </text:list-item>
            <text:list-item>
              <text:p text:style-name="P19"><text:a xlink:type="simple" xlink:href="../imagens-uml/cd-avaliar-candidato.png" text:style-name="Internet_20_link" text:visited-style-name="Visited_20_Internet_20_Link">Diagrama de classes</text:a>;</text:p>
            </text:list-item>
            <text:list-item>
              <text:p text:style-name="P19"><text:a xlink:type="simple" xlink:href="../imagens-uml/de-realizar-inscricao.png" text:style-name="Internet_20_link" text:visited-style-name="Visited_20_Internet_20_Link">Diagrama de transição de estados</text:a>.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11:10:11.177536117</dc:date>
    <meta:editing-duration>PT1H34M18S</meta:editing-duration>
    <meta:editing-cycles>16</meta:editing-cycles>
    <meta:document-statistic meta:table-count="1" meta:image-count="0" meta:object-count="0" meta:page-count="2" meta:paragraph-count="55" meta:word-count="405" meta:character-count="2577" meta:non-whitespace-character-count="2256"/>
  </office:meta>
</office:document-meta>
</file>